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co1" style:family="table-column">
      <style:table-column-properties style:column-width="5.868cm" style:use-optimal-column-width="false"/>
    </style:style>
    <style:style style:name="co2" style:family="table-column">
      <style:table-column-properties style:column-width="3.888cm" style:use-optimal-column-width="false"/>
    </style:style>
    <style:style style:name="co3" style:family="table-column">
      <style:table-column-properties style:column-width="5.735cm" style:use-optimal-column-width="false"/>
    </style:style>
    <style:style style:name="co4" style:family="table-column">
      <style:table-column-properties style:column-width="3.968cm" style:use-optimal-column-width="false"/>
    </style:style>
    <style:style style:name="co5" style:family="table-column">
      <style:table-column-properties style:column-width="8.609cm" style:use-optimal-column-width="false"/>
    </style:style>
    <style:style style:name="co6" style:family="table-column">
      <style:table-column-properties style:column-width="4.974cm" style:use-optimal-column-width="false"/>
    </style:style>
    <style:style style:name="co7" style:family="table-column">
      <style:table-column-properties style:column-width="6.253cm" style:use-optimal-column-width="false"/>
    </style:style>
    <style:style style:name="co8" style:family="table-column">
      <style:table-column-properties style:column-width="3.454cm" style:use-optimal-column-width="false"/>
    </style:style>
    <style:style style:name="ro1" style:family="table-row">
      <style:table-row-properties style:row-height="1.151cm"/>
    </style:style>
    <style:style style:name="ro2" style:family="table-row">
      <style:table-row-properties style:row-height="4.174cm"/>
    </style:style>
    <style:style style:name="ro3" style:family="table-row">
      <style:table-row-properties style:row-height="1.208cm"/>
    </style:style>
    <style:style style:name="ro4" style:family="table-row">
      <style:table-row-properties style:row-height="4.385cm"/>
    </style:style>
    <style:style style:name="ro5" style:family="table-row">
      <style:table-row-properties style:row-height="1.073cm"/>
    </style:style>
    <style:style style:name="ro6" style:family="table-row">
      <style:table-row-properties style:row-height="0.972cm"/>
    </style:style>
    <style:style style:name="ro7" style:family="table-row">
      <style:table-row-properties style:row-height="4.792cm"/>
    </style:style>
    <style:style style:name="ro8" style:family="table-row">
      <style:table-row-properties style:row-height="-4.363cm"/>
    </style:style>
    <style:style style:name="ro9" style:family="table-row">
      <style:table-row-properties style:row-height="4.389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9.755cm" svg:height="5.324cm" svg:x="11.195cm" svg:y="1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Enrollment</text:p>
              </table:table-cell>
              <table:covered-table-cell/>
            </table:table-row>
            <table:table-row table:style-name="ro2" table:default-cell-style-name="gray2">
              <table:table-cell>
                <text:p>Mark(s) received</text:p>
                <text:p>Average to date</text:p>
                <text:p>Final grade</text:p>
                <text:p>Student</text:p>
                <text:p>Seminar</text:p>
              </table:table-cell>
              <table:table-cell>
                <text:p>Semina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9.702cm" svg:height="5.592cm" svg:x="2.338cm" svg:y="7.12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 table:number-columns-spanned="2">
                <text:p text:style-name="P1">Transcript</text:p>
              </table:table-cell>
              <table:covered-table-cell/>
            </table:table-row>
            <table:table-row table:style-name="ro4" table:default-cell-style-name="gray2">
              <table:table-cell>
                <text:p>- See the prototype -</text:p>
                <text:p>Determine average mark</text:p>
              </table:table-cell>
              <table:table-cell>
                <text:p>Student</text:p>
                <text:p>Seminar</text:p>
                <text:p>Professor</text:p>
                <text:p>Enrollme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9.702cm" svg:height="5.457cm" svg:x="14.95cm" svg:y="7.3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1">
              <table:table-cell table:number-columns-spanned="2">
                <text:p text:style-name="P1">Student Schedule</text:p>
              </table:table-cell>
              <table:covered-table-cell/>
            </table:table-row>
            <table:table-row table:style-name="ro4" table:default-cell-style-name="gray2">
              <table:table-cell>
                <text:p>- See the prototype - </text:p>
              </table:table-cell>
              <table:table-cell>
                <text:p>Seminar</text:p>
                <text:p>Professor</text:p>
                <text:p>Student</text:p>
                <text:p>Enrollment</text:p>
                <text:p>Roo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13.582cm" svg:height="5.763cm" svg:x="14.981cm" svg:y="13.98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1">
              <table:table-cell table:number-columns-spanned="2">
                <text:p text:style-name="P1">Room</text:p>
              </table:table-cell>
              <table:covered-table-cell/>
            </table:table-row>
            <table:table-row table:style-name="ro7">
              <table:table-cell table:style-name="gray2">
                <text:p>Building</text:p>
                <text:p>Room number</text:p>
                <text:p>Type (Lab, Class, …)</text:p>
                <text:p>Number of Seats</text:p>
                <text:p>Get Building Name</text:p>
                <text:p>Provide available time slots</text:p>
              </table:table-cell>
              <table:table-cell table:style-name="ce1">
                <text:p>Seminar</text:p>
                <text:p>Professor</text:p>
                <text:p>Student</text:p>
                <text:p>Enrollment</text:p>
                <text:p>Room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9.706cm" svg:height="5.498cm" svg:x="3.114cm" svg:y="14.18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8" table:default-cell-style-name="ce1">
              <table:table-cell table:number-columns-spanned="2">
                <text:p text:style-name="P1">Professor</text:p>
              </table:table-cell>
              <table:covered-table-cell/>
            </table:table-row>
            <table:table-row table:style-name="ro9" table:default-cell-style-name="gray2">
              <table:table-cell>
                <text:p>Name</text:p>
                <text:p>Address</text:p>
                <text:p>Phone Number</text:p>
                <text:p>Email Addres</text:p>
                <text:p>Salary</text:p>
                <text:p>Provide information</text:p>
              </table:table-cell>
              <table:table-cell>
                <text:p>Seminar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1" draw:layer="layout" svg:x1="11.195cm" svg:y1="3.925cm" svg:x2="7.189cm" svg:y2="7.121cm" draw:start-shape="id1" draw:start-glue-point="3" draw:end-shape="id2" svg:d="M11195 3925h-4006v3196" svg:viewBox="0 0 4007 3197">
          <text:p/>
        </draw:connector>
        <draw:connector draw:style-name="gr1" draw:text-style-name="P1" draw:layer="layout" svg:x1="12.04cm" svg:y1="9.917cm" svg:x2="14.95cm" svg:y2="10.102cm" draw:start-shape="id2" draw:start-glue-point="1" draw:end-shape="id3" svg:d="M12040 9917h1456v185h1454" svg:viewBox="0 0 2911 186">
          <text:p/>
        </draw:connector>
        <draw:connector draw:style-name="gr1" draw:text-style-name="P1" draw:layer="layout" svg:x1="19.801cm" svg:y1="12.831cm" svg:x2="21.772cm" svg:y2="13.982cm" draw:start-shape="id3" draw:start-glue-point="2" draw:end-shape="id4" svg:d="M19801 12831v576h1971v575" svg:viewBox="0 0 1972 1152">
          <text:p/>
        </draw:connector>
        <draw:connector draw:style-name="gr1" draw:text-style-name="P1" draw:layer="layout" svg:x1="12.82cm" svg:y1="16.935cm" svg:x2="14.981cm" svg:y2="16.863cm" draw:start-shape="id5" draw:start-glue-point="1" draw:end-shape="id4" svg:d="M12820 16935h1081v-72h1080" svg:viewBox="0 0 2162 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6:18:32.309171269</meta:creation-date>
    <meta:editing-duration>PT3M27S</meta:editing-duration>
    <meta:editing-cycles>2</meta:editing-cycles>
    <meta:generator>LibreOffice/6.0.7.3$Linux_X86_64 LibreOffice_project/00m0$Build-3</meta:generator>
    <dc:date>2019-10-29T16:32:17.686879421</dc:date>
    <meta:document-statistic meta:object-count="9"/>
  </office:meta>
</office:document-meta>
</file>